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Heading_20_3" style:master-page-name="">
      <style:paragraph-properties style:page-number="auto" fo:break-before="pag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LoadStyles-1.0.0.oxt&#13;&#13;15.08.2019 22:00:3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LoadStyles-A-1.0.0.oxt&#13;&#13;15.08.2019 22:00:4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LoadStyles-L-1.0.0.oxt&#13;&#13;15.08.2019 22:00:5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LoadStyle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09663619401789802"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77687333189584489" text:style-name="L2">
        <text:list-item>
          <text:p text:style-name="P48">Version 2.1.2 :</text:p>
        </text:list-item>
      </text:list>
      <text:list xml:id="list7492869382628625677" text:style-name="L3">
        <text:list-item>
          <text:list>
            <text:list-item>
              <text:p text:style-name="P49">Localized help : resolved non-functional hyperlink due to API incompatibility introduced by Apache OpenOffice 4.1 (and LibreOffice 4.0).</text:p>
            </text:list-item>
          </text:list>
        </text:list-item>
      </text:list>
      <text:list xml:id="list42205190" text:continue-list="list577687333189584489" text:style-name="L2">
        <text:list-item>
          <text:p text:style-name="P48">Version 2.1.1 :</text:p>
        </text:list-item>
      </text:list>
      <text:list xml:id="list6486597781276037525"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42207319" text:continue-list="list42205190" text:style-name="L2">
        <text:list-item>
          <text:p text:style-name="P48">Version 2.1.0 :</text:p>
        </text:list-item>
      </text:list>
      <text:list xml:id="list8341870469102906004"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42227081" text:continue-list="list42207319" text:style-name="L2">
        <text:list-item>
          <text:p text:style-name="P48">Version 2.0.0 :</text:p>
        </text:list-item>
      </text:list>
      <text:list xml:id="list2190449529632716084"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42223860" text:continue-list="list42227081" text:style-name="L2">
        <text:list-item>
          <text:p text:style-name="P48">Version 1.5.3 :</text:p>
        </text:list-item>
      </text:list>
      <text:list xml:id="list7649075826230853203"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768502533558564071"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LoadStyle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3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751797172738633713"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078072770692251023"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014761028257312655"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659207571594396266"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3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675262807977753745"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2841342140058280815"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924954213045276833"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845871414433146511"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481171825354874215" text:style-name="L17">
        <text:list-item>
          <text:p text:style-name="P63">Arg1 : <text:span text:style-name="InstructionMacro">String</text:span> : mandatory, type of control used for the button</text:p>
        </text:list-item>
      </text:list>
      <text:list xml:id="list8998838419884749248"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972980252418403346"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519058841998990092"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721201956819799359"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712457735022410557"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9135460659734296571"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437053237538443754"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891780785439718780"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230334442331562927"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023393453924368724"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169311398773355113"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485740998550033486"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131111843722610576"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143114662005684273"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9025659533752600549"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454475312435934234"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123758365573075518"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LoadStyle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ad styles without associating a template to the document.</text:p>
      <text:p text:style-name="descrLang"><text:bookmark-start text:name="__RefHeading__78156_325084090"/><text:soft-page-break/>Description de<text:bookmark-end text:name="__RefHeading__78156_325084090"/></text:p>
      <text:p text:style-name="descrText">Absatz-, Zeichen- und Seitenvorlagen laden, ohne die Dokumentvorlage mit dem Dokument zu verbind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904065108752240303"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9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3395623308751124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11927398715881343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06048607257254445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220250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17422082038042857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57904636653286979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903351408926360714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83</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4</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5</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5</dc:date>
     <text:p>internal</text:p>
     <text:p>Page2</text:p>
     <text:p/>
    </office:annotation>Paragraph styles</text:p>
      <text:p text:style-name="P28"><office:annotation>
     <dc:creator>BM</dc:creator>
     <dc:date>2008-03-13T00:00:00.85</dc:date>
     <text:p>internal</text:p>
     <text:p>Page7</text:p>
     <text:p/>
    </office:annotation>Hyperlinks</text:p>
      <text:p text:style-name="hlp_5f_paragraph"><text:span text:style-name="T14"><office:annotation>
      <dc:creator>BM</dc:creator>
      <dc:date>2008-03-13T00:00:00.85</dc:date>
      <text:p>internal</text:p>
      <text:p>Page3</text:p>
      <text:p/>
     </office:annotation></text:span><text:span text:style-name="T14">Text formatting</text:span></text:p>
      <text:p text:style-name="P28"><office:annotation>
     <dc:creator>BM</dc:creator>
     <dc:date>2008-03-26T00:00:00.85</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5</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6</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6</dc:date>
     <text:p>external</text:p>
     <text:p>text/swriter/main0210.xhp</text:p>
     <text:p/>
    </office:annotation><text:span text:style-name="T14">Preview topic</text:span> </text:p>
      <text:p text:style-name="hlp_5f_paragraph">This hyperlink displays <text:s/><office:annotation>
     <dc:creator>BM</dc:creator>
     <dc:date>2008-03-15T00:00:00.86</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2227007" text:continue-list="list63395623308751124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2196090" text:continue-list="list4220250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7</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87</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87</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2210362" text:continue-list="list4222700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LoadStyle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LoadStyle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1" meta:character-count="81894"/>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LoadStyles", "1.0.0") ' fill with your values
  setExtensionDescription("en, de")
  setDisplayName("en", "Load styles.")
  setDisplayName("de", "Vorlagen laden.")
  setTooltip("en, de", "en") ' deprecated ! starting from 3.1,use instead setExtensionDescription
endDescription  


beginAnnexes 
  useLibrary("Basic", "OOLoadStyles/")
endAnnexes


beginAddonUI

  beginAddonMenu

    beginMenu
      beginTitles
	    setTitle("Load styles", "en")
        setTitle("Vorlagen laden", "de")
      endTitles

      beginMenuItems
   
		beginCommand
            beginTitles("Writer")
              setTitle("Load default styles", "en")
              setTitle("Arbeitsvorlage laden", "de")
            endTitles
            setURL("Basic", "OOLoadStyles", "Module1", "LoadDefaultStyles")
			setImage("icons/laptop")
		endCommand
		
		beginCommand
            beginTitles("Writer")
              setTitle("Load Standard Page styles", "en")
              setTitle("Normseite laden", "de")
            endTitles
            setURL("Basic", "OOLoadStyles", "Module1", "LoadStandardPageStyles")
			setImage("icons/typewriter")
		endCommand

		beginCommand
            beginTitles("Writer")
              setTitle("Load Printout styles", "en")
              setTitle("Druckseite laden", "de")
            endTitles
            setURL("Basic", "OOLoadStyles", "Module1", "LoadPrintoutStyles")
			setImage("icons/printer")
		endCommand

        addSeparator

		beginCommand
            beginTitles("Writer")
              setTitle("Select Template", "en")
              setTitle("Dokumentvorlage auswählen", "de")
            endTitles
            setURL("Basic", "OOLoadStyles", "Module1", "LoadStyles")
			setImage("icons/locker")
		endCommand

	endMenuItems
  endMenu

endAddonMenu

beginOfficeToolbar

    beginTbTitles("Writer")
      setTitle("Load styles")
    endTbTitles

		beginButton()
            beginTitles("Writer")
              setTitle("Load default styles", "en")
              setTitle("Arbeitsvorlage laden", "de")
            endTitles
            setURL("Basic", "OOLoadStyles", "Module1", "LoadDefaultStyles")
			setImage("icons/laptop")
		endButton    

		beginButton()
            beginTitles("Writer")
              setTitle("Load Standard Page styles", "en")
              setTitle("Normseite laden", "de")
            endTitles
            setURL("Basic", "OOLoadStyles", "Module1", "LoadStandardPageStyles")
			setImage("icons/typewriter")
		endButton    


		beginButton()
            beginTitles("Writer")
              setTitle("Load Printout styles", "en")
              setTitle("Druckseite laden", "de")
            endTitles
            setURL("Basic", "OOLoadStyles", "Module1", "LoadPrintoutStyles")
			setImage("icons/printer")
		endButton

        addSeparator

		beginButton()
            beginTitles("Writer")
              setTitle("Select Template", "en")
              setTitle("Dokumentvorlage auswählen", "de")
            endTitles
            setURL("Basic", "OOLoadStyles", "Module1", "Load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